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2580072C58F907F9FF7.png" manifest:media-type="image/png"/>
  <manifest:file-entry manifest:full-path="Pictures/10000201000002FD0000023FAF5D382C4F0B04DB.png" manifest:media-type="image/png"/>
  <manifest:file-entry manifest:full-path="Pictures/100002010000073A0000041FCA0C547D6065A442.png" manifest:media-type="image/png"/>
  <manifest:file-entry manifest:full-path="Pictures/10000201000002E4000002461AD2CFFEB3BFFC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width="5.5819in" svg:height="4.3898in" draw:z-index="0"><draw:image xlink:href="Pictures/10000201000002E4000002461AD2CFFEB3BFFC2B.png" xlink:type="simple" xlink:show="embed" xlink:actuate="onLoad" loext:mime-type="image/png"/></draw:frame></text:p>
      <text:p text:style-name="Standard"><draw:frame draw:style-name="fr3" draw:name="Image2" text:anchor-type="char" svg:width="6.9252in" svg:height="3.9484in" draw:z-index="1"><draw:image xlink:href="Pictures/100002010000073A0000041FCA0C547D6065A442.png" xlink:type="simple" xlink:show="embed" xlink:actuate="onLoad" loext:mime-type="image/png"/></draw:frame><text:s text:c="186"/></text:p>
      <text:p text:style-name="Standard"/>
      <text:p text:style-name="Standard"/>
      <text:p text:style-name="Standard"><draw:frame draw:style-name="fr2" draw:name="Image3" text:anchor-type="char" svg:width="6.9252in" svg:height="5.2047in" draw:z-index="2"><draw:image xlink:href="Pictures/10000201000002FD0000023FAF5D382C4F0B04DB.png" xlink:type="simple" xlink:show="embed" xlink:actuate="onLoad" loext:mime-type="image/png"/></draw:frame><text:soft-page-break/><text:s text:c="171"/></text:p>
      <text:p text:style-name="Standard"><draw:frame draw:style-name="fr1" draw:name="Image4" text:anchor-type="char" svg:width="6.9252in" svg:height="5.2063in" draw:z-index="3"><draw:image xlink:href="Pictures/100002010000031E000002580072C58F907F9F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8:44:07.379277152</meta:creation-date>
    <dc:date>2021-03-11T19:48:04.685707676</dc:date>
    <meta:editing-duration>PT9M22S</meta:editing-duration>
    <meta:editing-cycles>3</meta:editing-cycles>
    <meta:generator>LibreOffice/6.4.6.2$Linux_X86_64 LibreOffice_project/40$Build-2</meta:generator>
    <meta:document-statistic meta:table-count="0" meta:image-count="4" meta:object-count="0" meta:page-count="3" meta:paragraph-count="2" meta:word-count="0" meta:character-count="357" meta:non-whitespace-character-count="0"/>
  </office:meta>
</office:document-meta>
</file>